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1f918a" officeooo:paragraph-rsid="001f918a"/>
    </style:style>
    <style:style style:name="P2" style:family="paragraph" style:parent-style-name="Footer">
      <style:text-properties officeooo:rsid="001f918a" officeooo:paragraph-rsid="001f918a"/>
    </style:style>
    <style:style style:name="P3" style:family="paragraph" style:parent-style-name="Standard">
      <style:text-properties officeooo:rsid="001fd17f" officeooo:paragraph-rsid="001fd17f"/>
    </style:style>
    <style:style style:name="P4" style:family="paragraph" style:parent-style-name="Standard">
      <style:text-properties officeooo:rsid="001f918a" officeooo:paragraph-rsid="001f918a"/>
    </style:style>
    <style:style style:name="P5" style:family="paragraph" style:parent-style-name="Standard">
      <style:paragraph-properties fo:break-before="page"/>
      <style:text-properties officeooo:rsid="001fd17f" officeooo:paragraph-rsid="001fd17f"/>
    </style:style>
    <style:style style:name="T1" style:family="text">
      <style:text-properties officeooo:rsid="001fd17f"/>
    </style:style>
    <style:style style:name="T2" style:family="text">
      <style:text-properties officeooo:rsid="0020ac7f"/>
    </style:style>
    <style:style style:name="Sect1" style:family="section">
      <style:section-properties fo:background-color="#729fcf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 </text:span>text</text:p>
      <text:section text:style-name="Sect1" text:name="Section1">
        <text:p text:style-name="P5">2 text</text:p>
        <text:p text:style-name="P3">3 <text:span text:style-name="T2">text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f918a" officeooo:paragraph-rsid="001f918a"/>
    </style:style>
    <style:style style:name="MP2" style:family="paragraph" style:parent-style-name="Footer">
      <style:text-properties officeooo:rsid="001f918a" officeooo:paragraph-rsid="001f918a"/>
    </style:style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Header</text:p>
      </style:header>
      <style:footer>
        <text:p text:style-name="MP2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49:00.046871236</meta:creation-date>
    <dc:date>2018-12-08T21:12:34.893205971</dc:date>
    <meta:editing-duration>PT4M8S</meta:editing-duration>
    <meta:editing-cycles>6</meta:editing-cycles>
    <meta:generator>LibreOfficeDev/6.3.0.0.alpha0$Linux_X86_64 LibreOffice_project/d5a585e0e5e0c990960c2b89d71848e182785e3b</meta:generator>
    <meta:document-statistic meta:table-count="0" meta:image-count="0" meta:object-count="0" meta:page-count="2" meta:paragraph-count="5" meta:word-count="8" meta:character-count="30" meta:non-whitespace-character-count="27"/>
  </office:meta>
</office:document-meta>
</file>